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Pristina" svg:font-family="Pristina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8729in" fo:margin-left="-0.0854in" table:align="left" style:writing-mode="lr-tb"/>
    </style:style>
    <style:style style:name="Table1.A" style:family="table-column">
      <style:table-column-properties style:column-width="1.4993in"/>
    </style:style>
    <style:style style:name="Table1.B" style:family="table-column">
      <style:table-column-properties style:column-width="0.8118in"/>
    </style:style>
    <style:style style:name="Table1.C" style:family="table-column">
      <style:table-column-properties style:column-width="3.4403in"/>
    </style:style>
    <style:style style:name="Table1.D" style:family="table-column">
      <style:table-column-properties style:column-width="1.121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bottom="0.0007in 0.0139in 0.0007in" fo:padding-left="0.075in" fo:padding-right="0.075in" fo:padding-top="0in" fo:padding-bottom="0in" fo:border-left="0.0139in solid #000000" fo:border-right="none" fo:border-top="0.0139in solid #000000" fo:border-bottom="0.0153in double #000000" style:writing-mode="lr-tb"/>
    </style:style>
    <style:style style:name="Table1.B1" style:family="table-cell">
      <style:table-cell-properties style:vertical-align="top" style:border-line-width-bottom="0.0007in 0.0139in 0.0007in" fo:padding-left="0.075in" fo:padding-right="0.075in" fo:padding-top="0in" fo:padding-bottom="0in" fo:border-left="0.0069in solid #000000" fo:border-right="none" fo:border-top="0.0139in solid #000000" fo:border-bottom="0.0153in double #000000" style:writing-mode="lr-tb"/>
    </style:style>
    <style:style style:name="Table1.D1" style:family="table-cell">
      <style:table-cell-properties style:vertical-align="top" style:border-line-width-bottom="0.0007in 0.0139in 0.0007in" fo:padding-left="0.075in" fo:padding-right="0.075in" fo:padding-top="0in" fo:padding-bottom="0in" fo:border-left="0.0069in solid #000000" fo:border-right="0.0139in solid #000000" fo:border-top="0.0139in solid #000000" fo:border-bottom="0.0153in double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139in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139in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139in solid #000000" style:writing-mode="lr-tb"/>
    </style:style>
    <style:style style:name="P1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2" style:family="paragraph" style:parent-style-name="Standard">
      <style:text-properties fo:language="en" fo:country="IN"/>
    </style:style>
    <style:style style:name="P3" style:family="paragraph" style:parent-style-name="Standard">
      <style:text-properties style:font-name="Times New Roman" fo:language="en" fo:country="IN" fo:font-weight="bold" style:font-weight-asian="bold"/>
    </style:style>
    <style:style style:name="P4" style:family="paragraph" style:parent-style-name="Standard">
      <style:paragraph-properties>
        <style:tab-stops>
          <style:tab-stop style:position="6.5in" style:type="right" style:leader-style="dotted" style:leader-text="."/>
        </style:tab-stops>
      </style:paragraph-properties>
      <style:text-properties style:font-name="Times New Roman" fo:language="en" fo:country="IN" fo:font-weight="bold" style:font-weight-asian="bold"/>
    </style:style>
    <style:style style:name="P5" style:family="paragraph" style:parent-style-name="Standard">
      <style:paragraph-properties fo:line-height="100%" fo:hyphenation-ladder-count="no-limit" style:text-autospace="none"/>
      <style:text-properties style:font-name="Times New Roman" style:letter-kerning="true" style:language-asian="en" style:country-asian="US" style:font-size-complex="12pt" fo:hyphenate="true" fo:hyphenation-remain-char-count="2" fo:hyphenation-push-char-count="2"/>
    </style:style>
    <style:style style:name="P6" style:family="paragraph" style:parent-style-name="Standard">
      <style:paragraph-properties fo:line-height="100%" fo:hyphenation-ladder-count="no-limit" style:text-autospace="none"/>
      <style:text-properties fo:hyphenate="true" fo:hyphenation-remain-char-count="2" fo:hyphenation-push-char-count="2"/>
    </style:style>
    <style:style style:name="P7" style:family="paragraph" style:parent-style-name="Standard">
      <style:paragraph-properties fo:line-height="100%" fo:hyphenation-ladder-count="no-limit" style:text-autospace="none"/>
      <style:text-properties style:font-name="Book Antiqua" fo:font-size="11.5pt" style:letter-kerning="true" style:font-size-asian="11.5pt" style:language-asian="en" style:country-asian="US" style:font-name-complex="Book Antiqua" style:font-size-complex="11.5pt" fo:hyphenate="true" fo:hyphenation-remain-char-count="2" fo:hyphenation-push-char-count="2"/>
    </style:style>
    <style:style style:name="P8" style:family="paragraph" style:parent-style-name="Standard">
      <style:paragraph-properties fo:line-height="100%" fo:hyphenation-ladder-count="no-limit" style:text-autospace="none"/>
      <style:text-properties style:font-name="Book Antiqua" fo:font-size="11.5pt" fo:font-style="italic" style:letter-kerning="true" style:font-size-asian="11.5pt" style:language-asian="en" style:country-asian="US" style:font-style-asian="italic" style:font-name-complex="Book Antiqua" style:font-size-complex="11.5pt" style:font-style-complex="italic" fo:hyphenate="true" fo:hyphenation-remain-char-count="2" fo:hyphenation-push-char-count="2"/>
    </style:style>
    <style:style style:name="P9" style:family="paragraph" style:parent-style-name="Standard">
      <style:paragraph-properties fo:margin-top="0.028in" fo:margin-bottom="0.028in" style:snap-to-layout-grid="false"/>
      <style:text-properties fo:language="en" fo:country="IN" fo:font-weight="bold" style:font-weight-asian="bold"/>
    </style:style>
    <style:style style:name="P10" style:family="paragraph" style:parent-style-name="Standard">
      <style:paragraph-properties fo:margin-top="0.028in" fo:margin-bottom="0.028in" style:snap-to-layout-grid="false"/>
      <style:text-properties fo:language="en" fo:country="IN"/>
    </style:style>
    <style:style style:name="P11" style:family="paragraph" style:parent-style-name="Heading_20_1">
      <style:text-properties fo:language="en" fo:country="IN"/>
    </style:style>
    <style:style style:name="P12" style:family="paragraph" style:parent-style-name="Heading_20_1" style:master-page-name="Convert_20_2">
      <style:paragraph-properties style:page-number="auto"/>
      <style:text-properties fo:language="en" fo:country="IN"/>
    </style:style>
    <style:style style:name="P13" style:family="paragraph" style:parent-style-name="Heading_20_2">
      <style:text-properties fo:language="en" fo:country="IN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Contents_20_1">
      <style:paragraph-properties>
        <style:tab-stops>
          <style:tab-stop style:position="0.25in"/>
          <style:tab-stop style:position="6.5in" style:type="right" style:leader-style="dotted" style:leader-text="."/>
        </style:tab-stops>
      </style:paragraph-properties>
    </style:style>
    <style:style style:name="P16" style:family="paragraph" style:parent-style-name="Header">
      <style:paragraph-properties>
        <style:tab-stops>
          <style:tab-stop style:position="3.25in" style:type="center"/>
          <style:tab-stop style:position="6.6874in" style:type="right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8" style:family="paragraph" style:parent-style-name="Title">
      <style:text-properties fo:language="en" fo:country="IN"/>
    </style:style>
    <style:style style:name="P19" style:family="paragraph" style:parent-style-name="Title">
      <style:paragraph-properties fo:margin-top="0.0835in" fo:margin-bottom="0.0835in"/>
      <style:text-properties fo:font-size="20pt" fo:language="en" fo:country="IN" style:font-size-asian="20pt"/>
    </style:style>
    <style:style style:name="P20" style:family="paragraph" style:parent-style-name="Title" style:master-page-name="Standard">
      <style:paragraph-properties style:page-number="auto"/>
      <style:text-properties fo:language="en" fo:country="IN"/>
    </style:style>
    <style:style style:name="P21" style:family="paragraph" style:parent-style-name="TOCEntry">
      <style:text-properties fo:language="en" fo:country="IN"/>
    </style:style>
    <style:style style:name="P22" style:family="paragraph" style:parent-style-name="TOCEntry">
      <style:text-properties style:font-name="Book Antiqua" fo:font-size="11.5pt" style:letter-kerning="true" style:font-size-asian="11.5pt" style:language-asian="en" style:country-asian="US" style:font-name-complex="Book Antiqua" style:font-size-complex="11.5pt"/>
    </style:style>
    <style:style style:name="P23" style:family="paragraph" style:parent-style-name="TOCEntry" style:master-page-name="Convert_20_1">
      <style:paragraph-properties style:page-number="auto"/>
      <style:text-properties fo:language="en" fo:country="IN"/>
    </style:style>
    <style:style style:name="P24" style:family="paragraph" style:parent-style-name="template">
      <style:text-properties style:font-name="Times New Roman" style:letter-kerning="true" style:language-asian="en" style:country-asian="US" style:font-size-complex="12pt"/>
    </style:style>
    <style:style style:name="P25" style:family="paragraph" style:parent-style-name="template">
      <style:text-properties fo:language="en" fo:country="IN"/>
    </style:style>
    <style:style style:name="P26" style:family="paragraph" style:parent-style-name="template" style:list-style-name="WW8Num2">
      <style:text-properties fo:language="en" fo:country="IN"/>
    </style:style>
    <style:style style:name="P27" style:family="paragraph" style:parent-style-name="template" style:list-style-name="WW8Num3">
      <style:text-properties fo:language="en" fo:country="IN"/>
    </style:style>
    <style:style style:name="P28" style:family="paragraph" style:parent-style-name="template">
      <style:paragraph-properties fo:margin-left="0in" fo:margin-right="0in" fo:text-indent="0.4925in" style:auto-text-indent="false"/>
      <style:text-properties style:font-name="Times New Roman" style:letter-kerning="true" style:language-asian="en" style:country-asian="US" style:font-size-complex="12pt"/>
    </style:style>
    <style:style style:name="P29" style:family="paragraph" style:parent-style-name="ByLine">
      <style:text-properties fo:language="en" fo:country="IN"/>
    </style:style>
    <style:style style:name="P30" style:family="paragraph" style:parent-style-name="HTML_20_Preformatted">
      <style:paragraph-properties fo:text-align="end" style:justify-single-word="false"/>
    </style:style>
    <style:style style:name="P31" style:family="paragraph" style:parent-style-name="HTML_20_Preformatted">
      <style:paragraph-properties fo:text-align="end" style:justify-single-word="false"/>
      <style:text-properties style:font-name="Pristina" fo:font-size="18pt" style:font-size-asian="18pt" style:font-size-complex="18pt"/>
    </style:style>
    <style:style style:name="P32" style:family="paragraph" style:parent-style-name="HTML_20_Preformatted">
      <style:paragraph-properties fo:text-align="end" style:justify-single-word="false"/>
      <style:text-properties style:font-name="Pristina" fo:font-size="18pt" fo:language="en" fo:country="IN" style:font-size-asian="18pt" style:font-size-complex="18pt"/>
    </style:style>
    <style:style style:name="T1" style:family="text">
      <style:text-properties fo:language="en" fo:country="IN"/>
    </style:style>
    <style:style style:name="T2" style:family="text">
      <style:text-properties fo:language="en" fo:country="IN" style:font-name-complex="Arial"/>
    </style:style>
    <style:style style:name="T3" style:family="text">
      <style:text-properties style:font-name="Pristina" fo:font-size="18pt" style:font-size-asian="18pt" style:font-size-complex="18pt"/>
    </style:style>
    <style:style style:name="T4" style:family="text">
      <style:text-properties style:font-name="Pristina" fo:font-size="18pt" fo:language="fr" fo:country="FR" style:font-size-asian="18pt" style:font-size-complex="18pt"/>
    </style:style>
    <style:style style:name="T5" style:family="text">
      <style:text-properties fo:language="fr" fo:country="FR"/>
    </style:style>
    <style:style style:name="T6" style:family="text">
      <style:text-properties style:font-name="Arial"/>
    </style:style>
    <style:style style:name="T7" style:family="text">
      <style:text-properties fo:color="#0000ff" style:font-name="Arial" style:font-name-complex="Arial"/>
    </style:style>
    <style:style style:name="T8" style:family="text">
      <style:text-properties style:font-name="Times New Roman" fo:language="en" fo:country="IN" style:font-size-complex="12pt"/>
    </style:style>
    <style:style style:name="T9" style:family="text">
      <style:text-properties style:font-name="Book Antiqua" fo:font-size="11.5pt" style:letter-kerning="true" style:font-size-asian="11.5pt" style:language-asian="en" style:country-asian="US" style:font-name-complex="Book Antiqua" style:font-size-complex="11.5pt"/>
    </style:style>
    <style:style style:name="T10" style:family="text">
      <style:text-properties fo:language="en" fo:country="US" style:language-asian="ar" style:country-asian="SA" style:language-complex="ar" style:country-complex="SA"/>
    </style:style>
    <style:style style:name="T11" style:family="text">
      <style:text-properties fo:font-size="12pt" style:font-size-asian="12pt"/>
    </style:style>
    <style:style style:name="fr1" style:family="graphic" style:parent-style-name="Frame">
      <style:graphic-properties fo:margin-left="0.0791in" fo:margin-right="0.0791in" fo:margin-top="0.0791in" fo:margin-bottom="0.0791in" style:wrap="none" style:vertical-pos="from-top" style:vertical-rel="paragraph" style:horizontal-pos="from-left" style:horizontal-rel="paragraph" fo:background-color="#ffffff" style:background-transparency="0%" fo:padding="0.0591in" fo:border="0.0008in solid #000000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oftware Requirements Specification</text:p>
      <text:p text:style-name="P19">for</text:p>
      <text:p text:style-name="P18">Automatic Routine Management System</text:p>
      <text:p text:style-name="P29">Version 1.0 approved</text:p>
      <text:p text:style-name="P32">Prepared by </text:p>
      <text:p text:style-name="P32"/>
      <text:p text:style-name="P30"><text:span text:style-name="T3">Subhobrata Dey <text:s text:c="3"/>&lt;</text:span><text:a xlink:type="simple" xlink:href="mailto:sbcd90@gmail.com"><text:span text:style-name="Internet_20_link"><text:span text:style-name="T3">sbcd90@gmail.com</text:span></text:span></text:a><text:span text:style-name="T3">&gt;</text:span></text:p>
      <text:p text:style-name="P30"><text:span text:style-name="T3">Tridip Kr. Chakraborty <text:s/>&lt;</text:span><text:a xlink:type="simple" xlink:href="mailto:tridz.inc@gmail.com"><text:span text:style-name="Internet_20_link"><text:span text:style-name="T3">tridz.inc@gmail.com</text:span></text:span></text:a><text:span text:style-name="T3">&gt;</text:span></text:p>
      <text:p text:style-name="P30"><text:span text:style-name="T4">Dibyendu Das <text:s text:c="3"/>&lt;</text:span><text:a xlink:type="simple" xlink:href="mailto:iou.in.21@gmail.com"><text:span text:style-name="Internet_20_link"><text:span text:style-name="T3">iou.in.21@gmail.com</text:span></text:span></text:a><text:span text:style-name="T4">&gt;</text:span></text:p>
      <text:p text:style-name="P30"><text:span text:style-name="T3">Vikraman Choudhury <text:s/>&lt;</text:span><text:a xlink:type="simple" xlink:href="mailto:vikraman.choudhury@gmail.com"><text:span text:style-name="Internet_20_link"><text:span text:style-name="T3">vikraman.choudhury@gmail.com</text:span></text:span></text:a><text:span text:style-name="T3">&gt;</text:span></text:p>
      <text:p text:style-name="P30"><text:span text:style-name="T3">Sudipta Halder <text:s text:c="3"/>&lt;</text:span><text:a xlink:type="simple" xlink:href="mailto:sudiptaismm@gmail.com"><text:span text:style-name="Internet_20_link"><text:span text:style-name="T3">sudiptaismm@gmail.com</text:span></text:span></text:a><text:span text:style-name="T3">&gt;</text:span></text:p>
      <text:p text:style-name="P30"><text:span text:style-name="T3">Ramit Hansda <text:s text:c="3"/>&lt;</text:span><text:a xlink:type="simple" xlink:href="mailto:ramit.ju.cse@gmail.com"><text:span text:style-name="Internet_20_link"><text:span text:style-name="T3">ramit.ju.cse@gmail.com</text:span></text:span></text:a><text:span text:style-name="T3">&gt;</text:span></text:p>
      <text:p text:style-name="P31"/>
      <text:p text:style-name="P1"><draw:frame draw:style-name="fr1" draw:name="Frame1" text:anchor-type="char" svg:x="-0.0307in" svg:y="0.9543in" svg:width="6.9055in" svg:height="1.0516in" draw:z-index="0"><draw:text-box><text:p text:style-name="Standard"><text:span text:style-name="T7">eLearning versions of several popular Process Impact training seminars are available at </text:span><text:a xlink:type="simple" xlink:href="http://www.processimpact.com/elearning.shtml"><text:span text:style-name="Internet_20_link"><text:span text:style-name="T6">www.processimpact.com/elearning.shtml</text:span></text:span></text:a><text:span text:style-name="T7">, including “In Search of Excellent Requirements,” “Exploring User Requirements with Use Cases,” “Writing High-Quality Requirements,” “Software Inspections and Peer Reviews,” and “Project Management Best Practices”. Single-user and corporate-wide site licenses are both available.</text:span></text:p><text:p text:style-name="Frame_20_contents"/></draw:text-box></draw:frame>March 8, 2010</text:p>
      <text:p text:style-name="P23">Table of Contents</text:p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0.25in" style:leader-char=" " style:with-tab="false"/>
            <text:index-entry-tab-stop style:type="left" style:position="6.5in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0.8335in" style:leader-char=" " style:with-tab="false"/>
            <text:index-entry-tab-stop style:type="left" style:position="6.5in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44in" style:leader-char="." style:with-tab="false"/>
          </text:table-of-content-entry-template>
        </text:table-of-content-source>
        <text:index-body>
          <text:p text:style-name="P15">1. Introduction<text:tab/>3</text:p>
          <text:p text:style-name="P17">1.1 Purpose <text:tab/>3</text:p>
          <text:p text:style-name="P17">1.2 Document Conventions<text:tab/>3</text:p>
          <text:p text:style-name="P17">1.3 Intended Audience and Reading Suggestions<text:tab/>3</text:p>
          <text:p text:style-name="P17">1.4 Project Scope<text:tab/>3</text:p>
          <text:p text:style-name="P17">1.5 References<text:tab/>3</text:p>
          <text:p text:style-name="P15">2. Overall Description<text:tab/>3</text:p>
          <text:p text:style-name="P17">2.1 Product Perspective<text:tab/>3</text:p>
          <text:p text:style-name="P17">2.2 Product Features<text:tab/>4</text:p>
          <text:p text:style-name="P17">2.3 User Classes and Characteristics<text:tab/>4</text:p>
          <text:p text:style-name="P17">2.4 Operating Environment<text:tab/>4</text:p>
          <text:p text:style-name="P17">2.5 Design and Implementation Constraints<text:tab/>4</text:p>
          <text:p text:style-name="P17">2.6 User Documentation<text:tab/>4</text:p>
          <text:p text:style-name="P17">2.7 Assumptions and Dependencies<text:tab/>4</text:p>
          <text:p text:style-name="P15">3. System Features<text:tab/>4</text:p>
          <text:p text:style-name="P15">4. External Interface Requirements<text:tab/>5</text:p>
          <text:p text:style-name="P17">4.1 User Interfaces<text:tab/>5</text:p>
          <text:p text:style-name="P17">4.2 Hardware Interfaces<text:tab/>5</text:p>
          <text:p text:style-name="P17">4.3 Software Interfaces<text:tab/>5</text:p>
          <text:p text:style-name="P17">4.4 Communications Interfaces<text:tab/>5</text:p>
          <text:p text:style-name="P15">5. Other Nonfunctional Requirements<text:tab/>5</text:p>
          <text:p text:style-name="P17">5.1 Performance Requirements<text:tab/>5</text:p>
          <text:p text:style-name="P17">5.2 Safety Requirements<text:tab/>5</text:p>
          <text:p text:style-name="P17">5.3 Security Requirements<text:tab/>5</text:p>
          <text:p text:style-name="P17">5.4 Software Quality Attributes<text:tab/>5</text:p>
          <text:p text:style-name="P15">6. Other Requirements<text:tab/>6</text:p>
        </text:index-body>
      </text:table-of-content>
      <text:section text:style-name="Sect2" text:name="Section2">
        <text:p text:style-name="P4"/>
        <text:p text:style-name="P3"/>
        <text:p text:style-name="P21">Revision History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9">Name</text:p>
            </table:table-cell>
            <table:table-cell table:style-name="Table1.B1" office:value-type="string">
              <text:p text:style-name="P9">Date</text:p>
            </table:table-cell>
            <table:table-cell table:style-name="Table1.B1" office:value-type="string">
              <text:p text:style-name="P9">Reason For Changes</text:p>
            </table:table-cell>
            <table:table-cell table:style-name="Table1.D1" office:value-type="string">
              <text:p text:style-name="P9">Version</text:p>
            </table:table-cell>
          </table:table-row>
          <table:table-row table:style-name="Table1.1">
            <table:table-cell table:style-name="Table1.A2" office:value-type="string">
              <text:p text:style-name="P10"/>
            </table:table-cell>
            <table:table-cell table:style-name="Table1.B2" office:value-type="string">
              <text:p text:style-name="P10"/>
            </table:table-cell>
            <table:table-cell table:style-name="Table1.B2" office:value-type="string">
              <text:p text:style-name="P10"/>
            </table:table-cell>
            <table:table-cell table:style-name="Table1.D2" office:value-type="string">
              <text:p text:style-name="P10"/>
            </table:table-cell>
          </table:table-row>
          <table:table-row table:style-name="Table1.1">
            <table:table-cell table:style-name="Table1.A3" office:value-type="string">
              <text:p text:style-name="P10"/>
            </table:table-cell>
            <table:table-cell table:style-name="Table1.B3" office:value-type="string">
              <text:p text:style-name="P10"/>
            </table:table-cell>
            <table:table-cell table:style-name="Table1.B3" office:value-type="string">
              <text:p text:style-name="P10"/>
            </table:table-cell>
            <table:table-cell table:style-name="Table1.D3" office:value-type="string">
              <text:p text:style-name="P10"/>
            </table:table-cell>
          </table:table-row>
        </table:table>
        <text:p text:style-name="Standard"/>
        <text:p text:style-name="P2"/>
        <text:p text:style-name="Footer"/>
      </text:section>
      <text:h text:style-name="P12" text:outline-level="1">Introduction</text:h>
      <text:h text:style-name="P13" text:outline-level="2">Purpose </text:h>
      <text:p text:style-name="template"><text:span text:style-name="T8">Automatic Routine Management System (ARMS) is intended for the users in an educational institution to assign courses to teachers depending upon their preferences</text:span><text:span text:style-name="T8"> for a particular list of subjects. </text:span></text:p>
      <text:p text:style-name="P28">This document is meant to delineate the features of ARMS, so as to serve as a</text:p>
      <text:p text:style-name="P5">guide to the developers on one hand and a software validation document for the</text:p>
      <text:p text:style-name="P24">prospective client on the other.</text:p>
      <text:h text:style-name="P13" text:outline-level="2">Document Conventions</text:h>
      <text:p text:style-name="P25">Typeface of headers is “Times, 18 pt”, sub-headers is “Times, 14 pt”, and text is “Times, 12 pt”.</text:p>
      <text:h text:style-name="P13" text:outline-level="2">Intended Audience and Reading Suggestions</text:h>
      <text:p text:style-name="template"><text:span text:style-name="T1">Developers interested in the project can start from the “Overview”</text:span><text:span text:style-name="T1"> section. Users and clients who are not acquainted with the purpose of the project can proceed from the “Introduction” section.</text:span></text:p>
      <text:h text:style-name="P13" text:outline-level="2">Project Scope</text:h>
      <text:p text:style-name="P7">We describe what features are in the scope of the software and what are not in</text:p>
      <text:p text:style-name="P7">the scope of the software to be developed.</text:p>
      <text:p text:style-name="P8">In Scope:</text:p>
      <text:p text:style-name="P7">a. Managing course preference selections of a single teacher, which would include course details.</text:p>
      <text:p text:style-name="P7">b. Consideration of teacher seniority.</text:p>
      <text:p text:style-name="P6"><text:span text:style-name="T9">b. Computation of optimised solution of the assignment of courses to teachers.</text:span></text:p>
      <text:p text:style-name="P6"><text:span text:style-name="T9">c. User authentication.</text:span></text:p>
      <text:p text:style-name="P6"><text:span text:style-name="T9">d. Entry of subject list by administrator.</text:span></text:p>
      <text:p text:style-name="P8">Out of Scope:</text:p>
      <text:p text:style-name="P6"><text:span text:style-name="T9">a. Optimised solution may not be the most practically feasible solution.</text:span></text:p>
      <text:p text:style-name="P6"><text:span text:style-name="T9">b. Optimised solution may not be foolproof.</text:span></text:p>
      <text:h text:style-name="P13" text:outline-level="2">References</text:h>
      <text:p text:style-name="template"><text:a xlink:type="simple" xlink:href="http://www.processimpact.com/"><text:span text:style-name="Internet_20_link"><text:span text:style-name="T10">http://www.processimpact.com</text:span></text:span></text:a></text:p>
      <text:h text:style-name="P11" text:outline-level="1">Overall Description</text:h>
      <text:h text:style-name="P13" text:outline-level="2">Product Perspective</text:h>
      <text:p text:style-name="P25"><text:soft-page-break/>The Automatic Routine Management System is an innovative software product that generates a possible solution to the problem of assigning subjects to teachers in an educational institution.</text:p>
      <text:h text:style-name="P13" text:outline-level="2">Product Features</text:h>
      <text:list xml:id="list178774887" text:style-name="WW8Num2">
        <text:list-item>
          <text:p text:style-name="P26">List of subjects and teachers available to be entered by administrator</text:p>
        </text:list-item>
        <text:list-item>
          <text:p text:style-name="P26">Teachers’ preference to be entered by teachers</text:p>
        </text:list-item>
        <text:list-item>
          <text:p text:style-name="P26">Optimized solution generated by software</text:p>
        </text:list-item>
        <text:list-item>
          <text:p text:style-name="P26">Formatted output viewable by user</text:p>
        </text:list-item>
      </text:list>
      <text:h text:style-name="P13" text:outline-level="2">User Classes and Characteristics</text:h>
      <text:list xml:id="list284795856" text:style-name="WW8Num3">
        <text:list-item>
          <text:p text:style-name="P27">Administrator : Enumerate the list of teachers and subjects</text:p>
        </text:list-item>
        <text:list-item>
          <text:p text:style-name="P27">Teacher : Input preference</text:p>
        </text:list-item>
        <text:list-item>
          <text:p text:style-name="P27">User : View assignment of subjects to teachers</text:p>
        </text:list-item>
      </text:list>
      <text:h text:style-name="P13" text:outline-level="2">Operating Environment</text:h>
      <text:p text:style-name="template"><text:span text:style-name="T1">The software is distributed as JAVA</text:span><text:span text:style-name="T2">™</text:span><text:span text:style-name="T1"> jar file which is a platform independent executable and can be executed on all platforms which have the JRE (JAVA</text:span><text:span text:style-name="T2">™ runtime environment) installed with the AWT class library. The graphical user interface of the application will be displayed in the respective windowing subsystem used by the operating system.</text:span></text:p>
      <text:h text:style-name="P13" text:outline-level="2">Design and Implementation Constraints</text:h>
      <text:p text:style-name="P25">None</text:p>
      <text:h text:style-name="P13" text:outline-level="2">User Documentation</text:h>
      <text:p text:style-name="template"><text:span text:style-name="T1">Available online at : </text:span><text:a xlink:type="simple" xlink:href="http://github.com/vh4x0r/ARMS/"><text:span text:style-name="Internet_20_link">http://github.com/vh4x0r/ARMS/</text:span></text:a></text:p>
      <text:p text:style-name="P25">Also available offline from the Help menu within the application.</text:p>
      <text:h text:style-name="P13" text:outline-level="2">Assumptions and Dependencies</text:h>
      <text:p text:style-name="P25">None</text:p>
      <text:p text:style-name="P25"/>
      <text:p text:style-name="P25"/>
      <text:p text:style-name="P25"/>
      <text:p text:style-name="P25"/>
      <text:h text:style-name="P11" text:outline-level="1">System Features</text:h>
      <text:p text:style-name="P25">To be added in further revisions.</text:p>
      <text:h text:style-name="P11" text:outline-level="1"><text:soft-page-break/>External Interface Requirements</text:h>
      <text:h text:style-name="P13" text:outline-level="2">User Interfaces</text:h>
      <text:p text:style-name="P25">To be added in further revisions.</text:p>
      <text:h text:style-name="P13" text:outline-level="2">Hardware Interfaces</text:h>
      <text:p text:style-name="P25">To be added in further revisions.</text:p>
      <text:h text:style-name="P13" text:outline-level="2">Software Interfaces</text:h>
      <text:p text:style-name="P25">To be added in further revisions.</text:p>
      <text:h text:style-name="P13" text:outline-level="2">Communications Interfaces</text:h>
      <text:p text:style-name="P25">To be added in further revisions.</text:p>
      <text:h text:style-name="P11" text:outline-level="1">Other Nonfunctional Requirements</text:h>
      <text:h text:style-name="P13" text:outline-level="2">Performance Requirements</text:h>
      <text:p text:style-name="P25">Optimised solution should be generated in realtime so that the data is available to user after logging into the system,</text:p>
      <text:h text:style-name="P13" text:outline-level="2">Safety Requirements</text:h>
      <text:p text:style-name="P25">None.</text:p>
      <text:h text:style-name="P13" text:outline-level="2">Security Requirements</text:h>
      <text:p text:style-name="template"><text:span text:style-name="T1">User must be a student having a valid student ID to view the list of courses assigned to teachers. Teacher having a </text:span><text:span text:style-name="T1">valid teacher ID can enlist the subjects and choose his subjects of prefernce. Administrator can update the list of subjects, as well as manage the user database.</text:span></text:p>
      <text:h text:style-name="P13" text:outline-level="2">Software Quality Attributes</text:h>
      <text:p text:style-name="P25">The software is developed using a simple GUI, which is intuitive for any new user.</text:p>
      <text:p text:style-name="P25"/>
      <text:p text:style-name="P25"/>
      <text:p text:style-name="P25"/>
      <text:h text:style-name="P11" text:outline-level="1"><text:soft-page-break/>Other Requirements</text:h>
      <text:p text:style-name="P21">Appendix A: Glossary</text:p>
      <text:p text:style-name="P21"/>
      <text:p text:style-name="P8">Acronyms and Abbreviations:</text:p>
      <text:p text:style-name="P7">a. ARMS : Automatic Routine Management System.</text:p>
      <text:p text:style-name="P7">b. SRS: Software Requirements Specification.</text:p>
      <text:p text:style-name="P7">c. WWW: World Wide Web.</text:p>
      <text:p text:style-name="P7">d. GUI: Graphical User Interface.</text:p>
      <text:p text:style-name="P22"/>
      <text:p text:style-name="templat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Pristina" svg:font-family="Pristina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1665in" fo:text-align="start" style:justify-single-word="false" fo:orphans="2" fo:widows="2" fo:hyphenation-ladder-count="no-limit" style:writing-mode="lr-tb"/>
      <style:text-properties style:use-window-font-color="true" style:font-name="Times" fo:font-size="12pt" fo:language="en" fo:country="US" style:letter-kerning="true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3335in" fo:margin-bottom="0.1665in" style:line-height-at-least="0.1665in" fo:keep-with-next="always"/>
      <style:text-properties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style:line-height-at-least="0.1665in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1665in"/>
      <style:text-properties fo:font-weight="bold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665in" fo:margin-bottom="0.0417in" fo:line-height="0.1528in" fo:text-align="justify" style:justify-single-word="false" fo:keep-with-next="always"/>
      <style:text-properties style:font-name="Times New Roman" fo:font-size="11pt" fo:font-style="italic" fo:font-weight="bold" style:font-size-asian="11pt" style:font-style-asian="italic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665in" fo:margin-bottom="0.0417in" fo:line-height="0.1528in" fo:text-align="justify" style:justify-single-word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665in" fo:margin-bottom="0.0417in" fo:line-height="0.1528in" fo:text-align="justify" style:justify-single-word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1665in" fo:margin-bottom="0.0417in" fo:line-height="0.1528in" fo:text-align="justify" style:justify-single-word="false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665in" fo:margin-bottom="0.0417in" fo:line-height="0.1528in" fo:text-align="justify" style:justify-single-word="false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665in" fo:margin-bottom="0.0417in" fo:line-height="0.1528in" fo:text-align="justify" style:justify-single-word="false"/>
      <style:text-properties style:font-name="Arial" fo:font-size="9pt" fo:font-style="italic" style:font-size-asian="9pt" style:font-style-asian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bullet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ing1" style:family="paragraph" style:parent-style-name="Standard"/>
    <style:style style:name="Contents_20_1" style:display-name="Contents 1" style:family="paragraph" style:parent-style-name="Standard" style:class="index">
      <style:paragraph-properties fo:margin-left="0.25in" fo:margin-right="0in" fo:margin-top="0.0417in" fo:margin-bottom="0in" fo:line-height="0.1528in" fo:text-align="justify" style:justify-single-word="false" fo:text-indent="-0.25in" style:auto-text-indent="false">
        <style:tab-stops>
          <style:tab-stop style:position="0.25in"/>
          <style:tab-stop style:position="6.5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class="index">
      <style:paragraph-properties fo:margin-left="0.1874in" fo:margin-right="0in" fo:line-height="0.1528in" fo:text-align="justify" style:justify-single-word="false" fo:text-indent="0in" style:auto-text-indent="false">
        <style:tab-stops>
          <style:tab-stop style:position="6.5in" style:type="right" style:leader-style="dotted" style:leader-text="."/>
        </style:tab-stops>
      </style:paragraph-properties>
      <style:text-properties fo:font-size="11pt" style:font-size-asian="11pt"/>
    </style:style>
    <style:style style:name="level_20_4" style:display-name="level 4" style:family="paragraph" style:parent-style-name="Standard"/>
    <style:style style:name="level_20_5" style:display-name="level 5" style:family="paragraph" style:parent-style-name="Standard"/>
    <style:style style:name="Title" style:family="paragraph" style:parent-style-name="Standard" style:next-style-name="Subtitle" style:class="chapter">
      <style:paragraph-properties fo:margin-top="0.1665in" fo:margin-bottom="0.5in" style:line-height-at-least="0.0693in" fo:text-align="end" style:justify-single-word="false"/>
      <style:text-properties style:font-name="Arial" fo:font-size="32pt" fo:font-weight="bold" style:letter-kerning="true" style:font-size-asian="32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OCEntry" style:family="paragraph" style:parent-style-name="Standard"/>
    <style:style style:name="Contents_20_3" style:display-name="Contents 3" style:family="paragraph" style:parent-style-name="Standard" style:class="index">
      <style:paragraph-properties fo:margin-left="0.3335in" fo:margin-right="0in" fo:text-indent="0in" style:auto-text-indent="false">
        <style:tab-stops>
          <style:tab-stop style:position="0.8335in"/>
          <style:tab-stop style:position="6.5in" style:type="right" style:leader-style="dotted" style:leader-text="."/>
        </style:tab-stops>
      </style:paragraph-properties>
      <style:text-properties fo:font-size="11pt" style:font-size-asian="11pt"/>
    </style:style>
    <style:style style:name="Contents_20_4" style:display-name="Contents 4" style:family="paragraph" style:parent-style-name="Standard" style:class="index">
      <style:paragraph-properties fo:margin-left="0.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0.666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0.833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class="index">
      <style:paragraph-properties fo:margin-left="1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class="index">
      <style:paragraph-properties fo:margin-left="1.166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class="index">
      <style:paragraph-properties fo:margin-left="1.333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template" style:family="paragraph" style:parent-style-name="Standard"/>
    <style:style style:name="level_20_3_20_text" style:display-name="level 3 text" style:family="paragraph" style:parent-style-name="Standard"/>
    <style:style style:name="requirement" style:family="paragraph" style:parent-style-name="level_20_4"/>
    <style:style style:name="ByLine" style:family="paragraph" style:parent-style-name="Title"/>
    <style:style style:name="ChangeHistory_20_Title" style:display-name="ChangeHistory Title" style:family="paragraph" style:parent-style-name="Standard"/>
    <style:style style:name="SuperTitle" style:family="paragraph" style:parent-style-name="Title"/>
    <style:style style:name="line" style:family="paragraph" style:parent-style-name="Title"/>
    <style:style style:name="Frame_20_contents" style:display-name="Frame contents" style:family="paragraph" style:parent-style-name="Text_20_body" style:class="extra"/>
    <style:style style:name="HTML_20_Preformatted" style:display-name="HTML Preformatted" style:family="paragraph" style:parent-style-name="Standard">
      <style:paragraph-properties fo:line-height="100%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letter-kerning="true" style:font-size-asian="10pt" style:font-name-complex="Courier New" fo:hyphenate="tru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fo:language="zxx" fo:country="none" style:text-underline-style="solid" style:text-underline-width="auto" style:text-underline-color="font-color" style:language-complex="zxx" style:country-complex="none"/>
    </style:style>
    <style:style style:name="Visited_20_Internet_20_Link" style:display-name="Visited Internet Link" style:family="text" style:parent-style-name="WW-Default_20_Paragraph_20_Font"/>
    <style:style style:name="ListLabel_20_1" style:display-name="ListLabel 1" style:family="text">
      <style:text-properties style:font-name-complex="Courier New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fo:background-color="#ffffff" style:writing-mode="lr-tb" style:layout-grid-color="#c0c0c0" style:layout-grid-lines="57" style:layout-grid-base-height="0.1665in" style:layout-grid-ruby-height="0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9in" fo:margin-right="0.9in" fo:background-color="#ffffff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footer>
        <text:p text:style-name="MP1">Copyright © 2002 by Karl E. Wiegers. Permission is granted to use, modify, and distribute this document.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>
      <style:header>
        <text:p text:style-name="Standard"/>
      </style:header>
      <style:footer>
        <text:p text:style-name="Standard"/>
      </style:footer>
    </style:master-page>
    <style:master-page style:name="Convert_20_2" style:display-name="Convert 2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oftware Requirements Specification </dc:title>
    <dc:subject>SRS for ARMS</dc:subject>
    <meta:keyword>SRS</meta:keyword>
    <meta:initial-creator>Vikraman Choudhury</meta:initial-creator>
    <meta:creation-date>2010-03-03T05:35:00</meta:creation-date>
    <dc:creator>bcse04</dc:creator>
    <dc:date>2010-03-09T00:58:00</dc:date>
    <meta:print-date>2113-01-01T00:00:00</meta:print-date>
    <meta:editing-cycles>35</meta:editing-cycles>
    <meta:editing-duration>PT01H13M00S</meta:editing-duration>
    <meta:document-statistic meta:table-count="1" meta:image-count="0" meta:object-count="0" meta:page-count="6" meta:paragraph-count="120" meta:word-count="835" meta:character-count="5511"/>
    <meta:generator>OpenOffice.org/3.2$Unix OpenOffice.org_project/320m12$Build-9483</meta:generator>
    <meta:user-defined meta:name="Info 1"/>
    <meta:user-defined meta:name="Info 2"/>
    <meta:user-defined meta:name="Info 3"/>
    <meta:user-defined meta:name="Info 4"/>
  </office:meta>
</office:document-meta>
</file>